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lobalElement.equals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GlobalElement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GlobalElement.Global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GlobalElement.setComplexType( GlobalComplex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lobalElement.setType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lobalElement.getComplex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lobalElement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lobalElement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lobalElement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lobalElement.GlobalElement( String name , String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lobalElement.setName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lobalElement.isEqual( String one , String tw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GlobalElement.GlobalElement( String name , GlobalComplexType complex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